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0.58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30T12:02:43.42">
            <text:p>2019/12/30 12:02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3">
            <text:p>3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30T12:02:43.06">
            <text:p>2019/12/30 12:0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44)">
            <text:p>sn(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1)">
            <text:p>sn(21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95">
            <text:p>95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6">
            <text:p>6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 table:number-rows-repeated="10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19-12-30T12:02:42">
            <text:p>2019/12/30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76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77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78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79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80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81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84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85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86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63.503cm" draw:caption-point-x="-1.353cm" draw:caption-point-y="2.50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06];6;2)" office:value-type="string" office:string-value="09">
            <text:p>09</text:p>
          </table:table-cell>
          <table:table-cell table:formula="of:=MID([.F106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06];[.I106];&quot;-&quot;;LEFT([.G10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466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44)">
            <text:p>sn(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19-12-30T12:02:44.05">
            <text:p>2019/12/30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39cm" draw:caption-point-x="-1.353cm" draw:caption-point-y="2.30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3">
            <text:p>3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30T12:02:43.06">
            <text:p>2019/12/30 12:0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8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8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8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8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19-12-30T12:02:44.47">
            <text:p>2019/12/30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578cm" draw:caption-point-x="-1.353cm" draw:caption-point-y="2.50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457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44)">
            <text:p>sn(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19-12-30T12:02:44.63">
            <text:p>2019/12/30 12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8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39cm" draw:caption-point-x="-1.353cm" draw:caption-point-y="2.30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database-ranges>
        <table:database-range table:target-range-address="kb.A2:kb.I13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70"/>
        <table:database-range table:name="range_sn" table:target-range-address="gt.A2:gt.A51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2019/12/30</text:date>, <text:time>12:02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30T12:02:42.99</dc:date>
    <dc:creator>iwabuchi ken</dc:creator>
    <meta:editing-duration>P5DT14H32M14S</meta:editing-duration>
    <meta:editing-cycles>528</meta:editing-cycles>
    <meta:generator>OpenOffice/4.1.3$Win32 OpenOffice.org_project/413m1$Build-9783</meta:generator>
    <meta:document-statistic meta:table-count="7" meta:cell-count="2576" meta:object-count="0"/>
    <meta:user-defined meta:name="sheets-banding"/>
    <meta:user-defined meta:name="sheets-original-selection"/>
  </office:meta>
</office:document-meta>
</file>